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d8e7e" officeooo:paragraph-rsid="000d8e7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d8e7e" officeooo:paragraph-rsid="0012d49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d8e7e" officeooo:paragraph-rsid="0013069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d8e7e" officeooo:paragraph-rsid="0012d49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d8e7e" officeooo:paragraph-rsid="0013069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d8e7e" officeooo:paragraph-rsid="0013fee1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8e7e" officeooo:paragraph-rsid="000d8e7e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8e7e" officeooo:paragraph-rsid="000d8e7e" style:font-size-asian="15pt" style:font-weight-asian="normal" style:font-size-complex="15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8e7e" officeooo:paragraph-rsid="0011be52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8e7e" officeooo:paragraph-rsid="0012d496" style:font-size-asian="15pt" style:font-weight-asian="normal" style:font-size-complex="15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a1a1" officeooo:paragraph-rsid="000ea1a1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5497" officeooo:paragraph-rsid="00105497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d496" officeooo:paragraph-rsid="0012d496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d496" officeooo:paragraph-rsid="0013069f" style:font-size-asian="15pt" style:font-weight-asian="normal" style:font-size-complex="15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069f" officeooo:paragraph-rsid="0013069f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069f" officeooo:paragraph-rsid="0013069f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069f" officeooo:paragraph-rsid="0013fee1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fee1" officeooo:paragraph-rsid="0013fee1" style:font-size-asian="15pt" style:font-weight-asian="normal" style:font-size-complex="15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fee1" officeooo:paragraph-rsid="0013fee1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55280" officeooo:paragraph-rsid="00155280" style:font-size-asian="15pt" style:font-weight-asian="normal" style:font-size-complex="15pt" style:font-weight-complex="normal"/>
    </style:style>
    <style:style style:name="T1" style:family="text">
      <style:text-properties officeooo:rsid="000f7cab"/>
    </style:style>
    <style:style style:name="T2" style:family="text">
      <style:text-properties officeooo:rsid="001054bb"/>
    </style:style>
    <style:style style:name="T3" style:family="text">
      <style:text-properties officeooo:rsid="0012d496"/>
    </style:style>
    <style:style style:name="T4" style:family="text">
      <style:text-properties officeooo:rsid="0013069f"/>
    </style:style>
    <style:style style:name="T5" style:family="text">
      <style:text-properties officeooo:rsid="001552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2">Formulários</text:p>
      <text:p text:style-name="P2"/>
      <text:p text:style-name="P8">Conjunto de componentes (módulo)</text:p>
      <text:list xml:id="list5434123671606661509" text:style-name="L1">
        <text:list-item>
          <text:p text:style-name="P9">form.control (width:100%)</text:p>
          <text:list>
            <text:list-item>
              <text:list>
                <text:list-item>
                  <text:p text:style-name="P12">ele expande horizonta<text:span text:style-name="T1">l</text:span>mente</text:p>
                  <text:p text:style-name="P12"/>
                </text:list-item>
              </text:list>
            </text:list-item>
            <text:list-item>
              <text:p text:style-name="P9">&lt;imput/&gt; : <text:span text:style-name="T2">(campo de texto)é uma caixa pra escrever normal</text:span></text:p>
            </text:list-item>
            <text:list-item>
              <text:p text:style-name="P9">&lt;select&gt;&lt;/select&gt; : <text:span text:style-name="T2">(área de seleção)</text:span> <text:span text:style-name="T2">determina formulário com opções</text:span></text:p>
              <text:list>
                <text:list-item>
                  <text:p text:style-name="P13">&lt;option&gt;&lt;/option&gt;: <text:span text:style-name="T2">opções que por default ficam escondidas</text:span></text:p>
                </text:list-item>
              </text:list>
            </text:list-item>
            <text:list-item>
              <text:p text:style-name="P10">&lt;textarea&gt;&lt;/textarea&gt;: <text:span text:style-name="T2">(caixa de texto) quadrado grande pra escrever</text:span></text:p>
            </text:list-item>
          </text:list>
        </text:list-item>
      </text:list>
      <text:p text:style-name="P11"/>
      <text:p text:style-name="P5"><text:span text:style-name="T3">Posição de </text:span>Formulários </text:p>
      <text:p text:style-name="P3"/>
      <text:list xml:id="list191634200081352" text:continue-numbering="true" text:style-name="L1">
        <text:list-item>
          <text:p text:style-name="P14">.form-inline: formulários um do lado do outro (na horizontal)</text:p>
        </text:list-item>
        <text:list-item>
          <text:p text:style-name="P14">.form-horizontal: formulários um em baixo do outro (na vertical) </text:p>
        </text:list-item>
        <text:list-item>
          <text:p text:style-name="P14">form-group(de preferencia em cada div): aplica margem pra não ficar tudo grudado, <text:span text:style-name="T4">em cima e em baixo, mas perde a margem lado a lado</text:span></text:p>
          <text:p text:style-name="P14"/>
        </text:list-item>
      </text:list>
      <text:p text:style-name="P4"/>
      <text:p text:style-name="P6"><text:span text:style-name="T4">Checkbox e Radiobox </text:span></text:p>
      <text:p text:style-name="P6"/>
      <text:list xml:id="list191634093072432" text:continue-numbering="true" text:style-name="L1">
        <text:list-item>
          <text:p text:style-name="P15">.<text:span text:style-name="T4">checkbox</text:span>-inline <text:span text:style-name="T4">(quadrado)</text:span> <text:span text:style-name="T4">e radio-inline(redondo)</text:span>: formulários um do lado do outro (na horizontal)</text:p>
        </text:list-item>
      </text:list>
      <text:p text:style-name="P18"/>
      <text:list xml:id="list191633177025107" text:continue-numbering="true" text:style-name="L1">
        <text:list-header>
          <text:p text:style-name="P15"/>
        </text:list-header>
      </text:list>
      <text:p text:style-name="P6"><text:span text:style-name="T4">Sizing </text:span></text:p>
      <text:p text:style-name="P6"/>
      <text:p text:style-name="P19">Eles só variam no tamanho conforme o dispositivo descrito da classe</text:p>
      <text:list xml:id="list191634878681401" text:continue-numbering="true" text:style-name="L1">
        <text:list-item>
          <text:p text:style-name="P16">Normal</text:p>
          <text:list>
            <text:list-item>
              <text:p text:style-name="P16">&lt;imput type = “text” class =”form-control” /&gt; : </text:p>
            </text:list-item>
          </text:list>
        </text:list-item>
        <text:list-item>
          <text:p text:style-name="P16">Médio</text:p>
          <text:list>
            <text:list-item>
              <text:p text:style-name="P16">&lt;imput type = “text” class =”form-control input sm” /&gt;</text:p>
            </text:list-item>
          </text:list>
        </text:list-item>
        <text:list-item>
          <text:p text:style-name="P16">Grande</text:p>
          <text:list>
            <text:list-item>
              <text:p text:style-name="P16">&lt;imput type = “text” class =”form-control input lg” /&gt;</text:p>
            </text:list-item>
          </text:list>
        </text:list-item>
      </text:list>
      <text:p text:style-name="P17"/>
      <text:p text:style-name="P7"><text:soft-page-break/><text:span text:style-name="T4">Validation</text:span></text:p>
      <text:p text:style-name="P7"/>
      <text:p text:style-name="P21">Muda a cor</text:p>
      <text:list xml:id="list4368104306961198977" text:style-name="L3">
        <text:list-item>
          <text:p text:style-name="P20">.has-warning: o tipo é um aviso</text:p>
          <text:list>
            <text:list-item>
              <text:p text:style-name="P20">dentro de um label (<text:span text:style-name="T5">descreve o que é o impit</text:span>): class = “control-label” for = “warning”</text:p>
            </text:list-item>
            <text:list-item>
              <text:p text:style-name="P20">dentro de um input(recebe algo): type = “text” class = “form-control” id=”warning”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10T19:16:32.720647250</dc:date>
    <meta:editing-duration>PT21M11S</meta:editing-duration>
    <meta:editing-cycles>9</meta:editing-cycles>
    <meta:document-statistic meta:table-count="0" meta:image-count="0" meta:object-count="0" meta:page-count="2" meta:paragraph-count="31" meta:word-count="209" meta:character-count="1258" meta:non-whitespace-character-count="1093"/>
  </office:meta>
</office:document-meta>
</file>